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office:font-face-decls>
  <office:automatic-styles>
    <style:style style:name="P1" style:family="paragraph" style:parent-style-name="Standard">
      <style:paragraph-properties fo:line-height="200%" fo:text-align="center" style:justify-single-word="false" fo:text-indent="0.5in" style:auto-text-indent="true"/>
      <style:text-properties officeooo:rsid="000bee6e" officeooo:paragraph-rsid="000bee6e"/>
    </style:style>
    <style:style style:name="P2" style:family="paragraph" style:parent-style-name="Standard">
      <style:paragraph-properties fo:line-height="200%" fo:text-align="center" style:justify-single-word="false" fo:text-indent="0.5in" style:auto-text-indent="true"/>
      <style:text-properties fo:font-weight="bold" officeooo:rsid="000bee6e" officeooo:paragraph-rsid="000bee6e" style:font-weight-asian="bold" style:font-weight-complex="bold"/>
    </style:style>
    <style:style style:name="P3" style:family="paragraph" style:parent-style-name="Standard">
      <style:paragraph-properties fo:line-height="200%" fo:text-align="start" style:justify-single-word="false" fo:text-indent="0.5in" style:auto-text-indent="true"/>
      <style:text-properties fo:font-weight="normal" officeooo:rsid="000bee6e" officeooo:paragraph-rsid="000bee6e" style:font-weight-asian="normal" style:font-weight-complex="normal"/>
    </style:style>
    <style:style style:name="P4" style:family="paragraph" style:parent-style-name="Standard">
      <style:paragraph-properties fo:line-height="200%" fo:text-align="start" style:justify-single-word="false" fo:text-indent="0.5in" style:auto-text-indent="true"/>
      <style:text-properties fo:font-weight="normal" officeooo:rsid="000ce63f" officeooo:paragraph-rsid="000ce63f" style:font-weight-asian="normal" style:font-weight-complex="normal"/>
    </style:style>
    <style:style style:name="T1" style:family="text">
      <style:text-properties officeooo:rsid="000ce63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verbs 30:11-14</text:p>
      <text:p text:style-name="P2">11. Some people curse their father and do not thank their mother. 12. They are pure in their own eyes, but they are filthy and unwashed. 13. They look proudly around, casting disdainful glances. 14. They have teeth like swords and fangs like knives. They devour the poor from the earth and the needy from among humanity.</text:p>
      <text:p text:style-name="P3">The world as we know it has been slowly dying since Adam and Eve first ate from the forbidden tree. The earth was flooded during the time of Noah to rid the world of wickedness that had consumed it. Everything died all but 8 people survived and 2 of every kind of animal were tasked with repopulating the earth. This was just a temporary fix to a very broken and evil world. The writing was already on the wall and it needed not only to be destroyed completely but it needed a savior to redeem Adam and his decedents from themselves. That is where Jesus came in. </text:p>
      <text:p text:style-name="P3">Since the time of Jesus, we as Christians, have been waiting and watching for the events to take place that will ultimately lead to a new heaven and new earth. I realize that my devotion has to do with evil people, but bear with me. If we look at the world today we can say without a shadow of a doubt that things have been getting worse at an alarming rate. People are openly calling evil good and good evil. They are definitely lovers of themselves and love creation more than the creator who made them. The country especially has seen a drastic shift away from biblical principles. Most of us can remember when things that we see openly celebrated were hidden from plain sight and when they became exposed the people involved were ostracized from society. </text:p>
      <text:p text:style-name="P3">People openly criticize biblical morals and biblical principles while celebrating death decay and suffering. They <text:span text:style-name="T1">mock Jesus they mock God and they mock His children. They have made the mistake of assuming that there is not a God that punishes. Instead they want to believe in a God that only loves or they do not believe in God at all. This should not shock anyone in here, most of us if we are honest have all been where they are, and although it seems like there is not hope, there is always Jesus.</text:span></text:p>
      <text:p text:style-name="P4"><text:soft-page-break/>So in closing remember that we still have a Savior on the throne who is making intercession for each and every one of us. His precious blood saved us from the chaos we see the world devolving into today. Remember this week to keep in your words and pray for not only the world and country we live in but each of us here at New Life.</text:p>
      <text:p text:style-name="P4">Thank You, God Bless</text:p>
      <text:p text:style-name="P4">Classes may take their plac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Christopher Lorenzo</meta:initial-creator>
    <meta:creation-date>2025-07-19T16:13:00.585498509</meta:creation-date>
    <dc:date>2025-07-19T16:27:32.072799742</dc:date>
    <dc:creator>Christopher Lorenzo</dc:creator>
    <meta:editing-duration>PT3M39S</meta:editing-duration>
    <meta:editing-cycles>1</meta:editing-cycles>
    <meta:document-statistic meta:table-count="0" meta:image-count="0" meta:object-count="0" meta:page-count="2" meta:paragraph-count="8" meta:word-count="472" meta:character-count="2540" meta:non-whitespace-character-count="2074"/>
    <meta:generator>LibreOffice/25.2.3.1$Linux_X86_64 LibreOffice_project/520$Build-1</meta:generator>
  </office:meta>
</office:document-meta>
</file>